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office:automatic-styles>
  <office:body>
    <office:text>
      <text:p text:style-name="Normal"><text:span text:style-name="T1">Sueño #62 4 de octubre de 2010</text:span></text:p>
      <text:p text:style-name="Normal"/>
      <text:p text:style-name="Normal"><text:span text:style-name="T2">Estaba en la casa de mi mamá viendo hacia la calle por la ventana y de pronto hay un accidente, salgo para intentar ayudar, mientras camino escucho gritos y llantos, aparentemente alguien ha muerto.</text:span></text:p>
      <text:p text:style-name="Normal"/>
      <text:p text:style-name="Normal"><text:span text:style-name="T2">Etiquetas: Casa de mi mamá, accidente, muerte.</text:span></text:p>
      <text:p text:style-name="Normal"/>
      <text:p text:style-name="Normal">—¿Qué soñaste hoy Joel?—preguntó Miguel</text:p>
      <text:p text:style-name="Normal">—Algo sobre un accidente, no recuerdo muchos detalles pero es interesante como es que según yo estoy preparado para ver gente muerta, me siento lo suficientemente fuerte e inteligente como para entender que un cadaver no debería de asustarme, sin embargo en el sueño y al despertar sentí mucho miedo.</text:p>
      <text:p text:style-name="Normal">—¿Has visto un cadaver en la vida real?</text:p>
      <text:p text:style-name="Normal">—Sí, no en un accidente, solo en velorios. No he sentido nada, creo que soy muy insensible aunque debe ser diferente presenciar un accidente mortal, es inesperado e impactante.</text:p>
      <text:p text:style-name="Normal">—¿Cómo vas con tu diario de sueños?</text:p>
      <text:p text:style-name="Normal">—Tengo escritos y clasificados 43 sueños en aproximadamente 4 meses, aun no veo patrones pero cada vez tengo más sueños, supongo que el motivo es que les presto más atención, a veces me duermo pensando en sueños y al despertar lo primero que hago es anotarlos, de hecho planeo desarrollar un software para agilizar mi investigación y poder ver estadísticas con detalle, tal vez una aplicación para mi celular.</text:p>
      <text:p text:style-name="Normal">—Ya sabes que no te entiendo cuando hablas de computadoras, mejor pásame otra cerveza.</text:p>
      <text:p text:style-name="Normal">—Cuando comenzaste con eso de los sueños me preguntaste si había soñado con enamorame de alguien que no existe. ¿Te ha vuelto a suceder?</text:p>
      <text:p text:style-name="Normal">—Sí he soñado que beso o empiezo a tocar a mujeres, algunas conocidas y otras no pero nada relevante.</text:p>
      <text:p text:style-name="Normal">—Oye Joel, Esos son los sueños quisiera tener yo y poder controlarlos para estar con la mujer que yo elija y hacer lo que quiera.</text:p>
      <text:p text:style-name="Normal">—Miguel ¿Alguna vez ha podido controlar un sueño?</text:p>
      <text:p text:style-name="Normal">—No ¿Es posible?</text:p>
      <text:p text:style-name="Normal">—Unas personas dicen que sí y otras que no, hay mucha controversia en estos temas, siempre que tengo oportunidad en alguna reunión comienzo a hacer preguntas y hay personas que aseguran poder tomar total control pero lo dudo. He leido que mientras sueñas nunca te puedes ver las manos, que no puedes saber la hora, que todo lo ves en blanco y negro pero son detalles que no puedo recordar ni comprobar y si es que son ciertos ¿Cómo podrías tomar control con esas limitaciones?</text:p>
      <text:p text:style-name="Normal">—La verdad sí está cabrón, ya me pusiste a pensar.</text:p>
      <text:p text:style-name="Normal">—Eso es una de las razones por lo que sigo esta investigación Miguel, me hace pensar, estoy llegando a un punto de mi vida que se me hace difícil impresionarme, estoy aburrido y cansado, los sueños me hacen pensar que hay algo más, que no todo es tan cuadrado, que puede haber otras realidades o que puedo escapar de ésta.</text:p>
      <text:p text:style-name="Normal">—Joel, en primer lugar estás bien joven para pensar así ¿Cómo puedes aburrite de tu vida? Muchos quisieran ser como tú.</text:p>
      <text:p text:style-name="Normal">—¿Por qué alguien quisiera ser como yo?</text:p>
      <text:p text:style-name="Normal">—Tienes buen trabajo con sueldo suficiente para rentar un departamento, comer bien, gastar en alcohol y tienes habilidad para tratar con la gente, principalmente con las mujeres, no has sido un santo y te ha ido bien, no seas pesimista que muchos te han de envidiar.</text:p>
      <text:p text:style-name="Normal">—Eso significa nada Miguel, si te pones a analizarlo tener eso es relativamente fácil, ya estoy algo ebrio para darte más detalles de como me siento y voy a decir puras estupideces que explicarán muy superficialmente y tal vez erroneamente mi sentir.</text:p>
      <text:p text:style-name="Normal">—Tranquilo Joel, ya te pusiste muy profundo pero cuando quieras platicar con todo gusto ya lo sabes carnal.</text:p>
      <text:p text:style-name="Normal">—Está bien, luego platicamos, ya me voy a dormir o tal vez escriba algo, también quisiera comenzar un diario de mi investigación para llevar un progreso escrito.</text:p>
      <text:p text:style-name="Normal">—Suena bien, suerte con eso, nos vemos luego.</text:p>
      <text:p text:style-name="Normal"/>
      <text:p text:style-name="Normal"><text:span text:style-name="T1">Reporte #1 4 de octubre de 2010</text:span></text:p>
      <text:p text:style-name="Normal"/>
      <text:p text:style-name="Normal">Después de tener registro de 43 sueños lo único relevante que he notado es que sueño más seguido aunque debe ser por que trato de no olvidarlos y es lo primero que pienso al despertar.</text:p>
      <text:p text:style-name="Normal"/>
      <text:p text:style-name="Normal">He tenido muchos tipos de sueños, algunos no se ni como categorizarlos, simplemente no tienen sentido, aunque no he hecho un conteo de similitudes ni he obtenido algún tipo de estadística creo que en este punto notaría algún patrón, esperaré unos meses más para empezar a hacer un análisis más profundo.</text:p>
      <text:p text:style-name="Normal"/>
      <text:p text:style-name="Normal">Es curioso que al despertar y escribir mis sueños empieza una carrera contra los detalles, pasan segundos y se van desvaneciendo, en el momento ya no puedo recordarlos sin embargo en el transcurso del día hay ocasiones que los recuerdo por ninguna razón aparente y a veces por casualidades relacionadas.</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